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6103" officeooo:paragraph-rsid="000461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sudo apt-get install python3-dev</text:p>
      <text:p text:style-name="P1">2) sudo apt-get install tesseract-ocr libtesseract-dev libleptonica-dev pkg-config</text:p>
      <text:p text:style-name="P1">3) dentro del virtualenv: pip install tesserocr</text:p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6:01:44.147698269</meta:creation-date>
    <dc:date>2019-10-03T17:32:40.416418429</dc:date>
    <meta:editing-duration>PT1H20M46S</meta:editing-duration>
    <meta:editing-cycles>1</meta:editing-cycles>
    <meta:document-statistic meta:table-count="0" meta:image-count="0" meta:object-count="0" meta:page-count="1" meta:paragraph-count="4" meta:word-count="20" meta:character-count="165" meta:non-whitespace-character-count="147"/>
    <meta:generator>LibreOffice/6.0.7.3$Linux_X86_64 LibreOffice_project/00m0$Build-3</meta:generator>
  </office:meta>
</office:document-meta>
</file>